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F0" style:family="paragraph">
      <style:paragraph-properties fo:break-before="page" fo:text-align="center"/>
      <style:text-properties fo:font-size="14pt" style:font-size-asian="14pt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  <style:text-properties fo:font-size="14pt" style:font-size-asian="14pt"/>
    </style:style>
    <style:style style:name="P5" style:parent-style-name="Textbody" style:family="paragraph">
      <style:paragraph-properties fo:text-align="center"/>
      <style:text-properties fo:font-size="14pt" style:font-size-asian="14pt"/>
    </style:style>
    <style:style style:name="P6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T18" style:parent-style-name="Основнойшрифтабзаца" style:family="text">
      <style:text-properties fo:font-weight="bold" style:font-weight-asian="bold" fo:font-size="16pt" style:font-size-asian="16pt" fo:language="en" fo:country="US"/>
    </style:style>
    <style:style style:name="T19" style:parent-style-name="Основнойшрифтабзаца" style:family="text">
      <style:text-properties fo:font-weight="bold" style:font-weight-asian="bold" fo:font-size="16pt" style:font-size-asian="16pt"/>
    </style:style>
    <style:style style:name="P20" style:parent-style-name="Textbody" style:family="paragraph">
      <style:paragraph-properties fo:text-align="center"/>
    </style:style>
    <style:style style:name="P21" style:parent-style-name="Textbody" style:family="paragraph">
      <style:paragraph-properties fo:text-align="center"/>
    </style:style>
    <style:style style:name="T22" style:parent-style-name="Основнойшрифтабзаца" style:family="text">
      <style:text-properties fo:font-size="14pt" style:font-size-asian="14pt"/>
    </style:style>
    <style:style style:name="T23" style:parent-style-name="Основнойшрифтабзаца" style:family="text">
      <style:text-properties fo:font-size="14pt" style:font-size-asian="14pt" fo:language="ru" fo:country="RU"/>
    </style:style>
    <style:style style:name="T24" style:parent-style-name="Основнойшрифтабзаца" style:family="text">
      <style:text-properties fo:font-size="14pt" style:font-size-asian="14pt"/>
    </style:style>
    <style:style style:name="P25" style:parent-style-name="Textbody" style:family="paragraph">
      <style:paragraph-properties fo:text-align="center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fo:font-size="14pt" style:font-size-asian="14pt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T34" style:parent-style-name="Основнойшрифтабзаца" style:family="text">
      <style:text-properties fo:font-size="14pt" style:font-size-asian="14pt"/>
    </style:style>
    <style:style style:name="T35" style:parent-style-name="Основнойшрифтабзаца" style:family="text">
      <style:text-properties fo:font-size="14pt" style:font-size-asian="14pt" fo:language="ru" fo:country="RU"/>
    </style:style>
    <style:style style:name="T36" style:parent-style-name="Основнойшрифтабзаца" style:family="text">
      <style:text-properties fo:font-size="14pt" style:font-size-asian="14pt"/>
    </style:style>
    <style:style style:name="T37" style:parent-style-name="Основнойшрифтабзаца" style:family="text">
      <style:text-properties fo:font-size="14pt" style:font-size-asian="14pt"/>
    </style:style>
    <style:style style:name="T38" style:parent-style-name="Основнойшрифтабзаца" style:family="text">
      <style:text-properties fo:font-size="14pt" style:font-size-asian="14pt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 fo:language="ru" fo:country="RU"/>
    </style:style>
    <style:style style:name="P42" style:parent-style-name="Textbody" style:family="paragraph">
      <style:paragraph-properties fo:text-align="justify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 fo:language="ru" fo:country="RU"/>
    </style:style>
    <style:style style:name="T53" style:parent-style-name="Основнойшрифтабзаца" style:family="text">
      <style:text-properties fo:font-size="14pt" style:font-size-asian="14pt"/>
    </style:style>
    <style:style style:name="P54" style:parent-style-name="Textbody" style:family="paragraph">
      <style:paragraph-properties fo:text-align="justify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size="14pt" style:font-size-asian="14pt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 fo:language="ru" fo:country="RU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 fo:language="ru" fo:country="RU"/>
    </style:style>
    <style:style style:name="T68" style:parent-style-name="Основнойшрифтабзаца" style:family="text">
      <style:text-properties fo:font-size="14pt" style:font-size-asian="14pt"/>
    </style:style>
    <style:style style:name="P69" style:parent-style-name="Textbody" style:family="paragraph">
      <style:paragraph-properties fo:text-align="center"/>
    </style:style>
    <style:style style:name="P70" style:parent-style-name="Textbody" style:family="paragraph">
      <style:paragraph-properties fo:text-align="center"/>
    </style:style>
    <style:style style:name="P71" style:parent-style-name="Textbody" style:family="paragraph">
      <style:paragraph-properties fo:text-align="center"/>
    </style:style>
    <style:style style:name="P72" style:parent-style-name="Textbody" style:family="paragraph">
      <style:paragraph-properties fo:text-align="center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T77" style:parent-style-name="Основнойшрифтабзаца" style:family="text">
      <style:text-properties fo:font-size="14pt" style:font-size-asian="14pt"/>
    </style:style>
    <style:style style:name="T78" style:parent-style-name="Основнойшрифтабзаца" style:family="text">
      <style:text-properties fo:font-size="14pt" style:font-size-asian="14pt" fo:language="ru" fo:country="RU"/>
    </style:style>
    <style:style style:name="P79" style:parent-style-name="Textbody" style:family="paragraph">
      <style:paragraph-properties fo:text-align="center"/>
      <style:text-properties fo:font-weight="bold" style:font-weight-asian="bold" fo:font-size="14pt" style:font-size-asian="14pt"/>
    </style:style>
    <style:style style:name="P80" style:parent-style-name="Textbody" style:family="paragraph">
      <style:paragraph-properties fo:text-align="center"/>
    </style:style>
    <style:style style:name="P81" style:parent-style-name="Textbody" style:family="paragraph">
      <style:paragraph-properties fo:text-align="justify" fo:line-height="200%"/>
    </style:style>
    <style:style style:name="T82" style:parent-style-name="Основнойшрифтабзаца" style:family="text">
      <style:text-properties fo:font-size="14pt" style:font-size-asian="14pt" fo:language="ru" fo:country="RU"/>
    </style:style>
    <style:style style:name="T83" style:parent-style-name="Основнойшрифтабзаца" style:family="text">
      <style:text-properties fo:font-size="14pt" style:font-size-asian="14pt"/>
    </style:style>
    <style:style style:name="P84" style:parent-style-name="Textbody" style:family="paragraph">
      <style:paragraph-properties fo:text-align="justify" fo:text-indent="0.3937in"/>
    </style:style>
    <style:style style:name="T85" style:parent-style-name="Основнойшрифтабзаца" style:family="text">
      <style:text-properties style:letter-kerning="false" fo:font-size="14pt" style:font-size-asian="14pt" style:font-size-complex="14pt"/>
    </style:style>
    <style:style style:name="T86" style:parent-style-name="Основнойшрифтабзаца" style:family="text">
      <style:text-properties style:letter-kerning="false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letter-kerning="false" fo:font-size="14pt" style:font-size-asian="14pt" style:font-size-complex="14pt"/>
    </style:style>
    <style:style style:name="P88" style:parent-style-name="Textbody" style:family="paragraph">
      <style:paragraph-properties fo:text-align="justify" fo:text-indent="0.3937in"/>
      <style:text-properties style:letter-kerning="false" fo:font-size="14pt" style:font-size-asian="14pt" style:font-size-complex="14pt"/>
    </style:style>
    <style:style style:name="P89" style:parent-style-name="Основнойтекст2" style:list-style-name="LFO1" style:family="paragraph">
      <style:paragraph-properties fo:margin-left="0in" fo:text-indent="0.3937in">
        <style:tab-stops/>
      </style:paragraph-properties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text-position="super 64.2%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Основнойтекст2" style:list-style-name="LFO1" style:family="paragraph">
      <style:paragraph-properties fo:margin-left="0in" fo:text-indent="0.3937in">
        <style:tab-stops/>
      </style:paragraph-properties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Основнойтекст2" style:list-style-name="LFO1" style:family="paragraph">
      <style:paragraph-properties fo:margin-left="0in" fo:text-indent="0.3937in">
        <style:tab-stops/>
      </style:paragraph-properties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text-position="super 64.2%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Textbody" style:family="paragraph">
      <style:paragraph-properties fo:text-align="center"/>
      <style:text-properties fo:language="ru" fo:country="RU"/>
    </style:style>
    <style:style style:name="P117" style:parent-style-name="Textbody" style:family="paragraph">
      <style:paragraph-properties fo:line-height="200%"/>
      <style:text-properties fo:font-size="14pt" style:font-size-asian="14pt"/>
    </style:style>
    <style:style style:name="P118" style:parent-style-name="Textbody" style:family="paragraph">
      <style:paragraph-properties fo:text-indent="0.4902in"/>
    </style:style>
    <style:style style:name="T119" style:parent-style-name="Основнойшрифтабзаца" style:family="text">
      <style:text-properties fo:font-size="14pt" style:font-size-asian="14pt" fo:language="ru" fo:country="RU"/>
    </style:style>
    <style:style style:name="T120" style:parent-style-name="Основнойшрифтабзаца" style:family="text">
      <style:text-properties fo:font-size="14pt" style:font-size-asian="14pt" fo:language="ru" fo:country="RU"/>
    </style:style>
    <style:style style:name="P121" style:parent-style-name="Textbody" style:family="paragraph">
      <style:paragraph-properties fo:line-height="200%"/>
      <style:text-properties fo:font-size="14pt" style:font-size-asian="14pt"/>
    </style:style>
    <style:style style:name="T122" style:parent-style-name="Основнойшрифтабзаца" style:family="text">
      <style:text-properties fo:font-size="14pt" style:font-size-asian="14pt" fo:language="ru" fo:country="RU"/>
    </style:style>
    <style:style style:name="T123" style:parent-style-name="Основнойшрифтабзаца" style:family="text">
      <style:text-properties fo:font-size="14pt" style:font-size-asian="14pt" fo:language="en" fo:country="US"/>
    </style:style>
    <style:style style:name="T124" style:parent-style-name="Основнойшрифтабзаца" style:family="text">
      <style:text-properties fo:font-size="14pt" style:font-size-asian="14pt" fo:language="ru" fo:country="RU"/>
    </style:style>
    <style:style style:name="P1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0" style:parent-style-name="Textbody" style:family="paragraph">
      <style:paragraph-properties fo:text-align="center"/>
    </style:style>
    <style:style style:name="T161" style:parent-style-name="Основнойшрифтабзаца" style:family="text">
      <style:text-properties fo:font-size="14pt" style:font-size-asian="14pt" fo:language="ru" fo:country="RU"/>
    </style:style>
    <style:style style:name="T162" style:parent-style-name="Основнойшрифтабзаца" style:family="text">
      <style:text-properties fo:font-size="14pt" style:font-size-asian="14pt" fo:language="en" fo:country="US"/>
    </style:style>
    <style:style style:name="P1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0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5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2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4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6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2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5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7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3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3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6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ru" fo:country="RU" style:language-complex="ar" style:country-complex="SA"/>
    </style:style>
    <style:style style:name="T350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7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1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3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67" style:parent-style-name="Textbody" style:family="paragraph">
      <style:paragraph-properties fo:line-height="200%"/>
      <style:text-properties fo:font-size="14pt" style:font-size-asian="14pt"/>
    </style:style>
    <style:style style:name="P368" style:parent-style-name="Textbody" style:family="paragraph">
      <style:paragraph-properties fo:text-align="justify" fo:text-indent="0.3937in"/>
    </style:style>
    <style:style style:name="T369" style:parent-style-name="Основнойшрифтабзаца" style:family="text">
      <style:text-properties fo:font-size="14pt" style:font-size-asian="14pt" fo:language="ru" fo:country="RU"/>
    </style:style>
    <style:style style:name="T370" style:parent-style-name="Основнойшрифтабзаца" style:family="text">
      <style:text-properties fo:font-size="14pt" style:font-size-asian="14pt" fo:language="ru" fo:country="RU"/>
    </style:style>
    <style:style style:name="T371" style:parent-style-name="Основнойшрифтабзаца" style:family="text">
      <style:text-properties fo:font-size="14pt" style:font-size-asian="14pt" fo:language="ru" fo:country="RU"/>
    </style:style>
    <style:style style:name="T372" style:parent-style-name="Основнойшрифтабзаца" style:family="text">
      <style:text-properties fo:font-size="14pt" style:font-size-asian="14pt" fo:language="ru" fo:country="RU"/>
    </style:style>
  </office:automatic-styles>
  <office:body>
    <office:text text:use-soft-page-breaks="true">
      <text:p text:style-name="P1">Министерство образования и науки РФ</text:p>
      <text:p text:style-name="P3"> </text:p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> </text:p>
      <text:p text:style-name="P9"> </text:p>
      <text:p text:style-name="P10"> </text:p>
      <text:p text:style-name="P11"> </text:p>
      <text:p text:style-name="P12"> </text:p>
      <text:p text:style-name="P13"> </text:p>
      <text:p text:style-name="P14"> </text:p>
      <text:p text:style-name="P15"> </text:p>
      <text:p text:style-name="P16"><text:span text:style-name="T17">ОТЧЕТ ПО ЛАБОРАТОРНОЙ РАБОТЕ<text:s/></text:span><text:span text:style-name="T18">N</text:span><text:s/><text:span text:style-name="T19">1</text:span></text:p>
      <text:p text:style-name="P20"> </text:p>
      <text:p text:style-name="P21"><text:span text:style-name="T22">по дисциплине «</text:span><text:span text:style-name="T23">Язык и технология программирования</text:span><text:span text:style-name="T24">»</text:span></text:p>
      <text:p text:style-name="P25"> </text:p>
      <text:p text:style-name="P26"> </text:p>
      <text:p text:style-name="P27"><text:span text:style-name="T28">Тема: Знакомство с языком Java</text:span></text:p>
      <text:p text:style-name="P29"> </text:p>
      <text:p text:style-name="P30"> </text:p>
      <text:p text:style-name="P31"> </text:p>
      <text:p text:style-name="P32"> </text:p>
      <text:p text:style-name="P33"><text:span text:style-name="T34">Студент группы<text:s/></text:span><text:span text:style-name="T35">РИВ-170027у (662)</text:span><text:span text:style-name="T36">:</text:span><text:span text:style-name="T37"><text:tab/></text:span><text:span text:style-name="T38"><text:tab/></text:span><text:span text:style-name="T39"><text:tab/></text:span><text:span text:style-name="T40"><text:tab/></text:span><text:span text:style-name="T41">Э. Ю. Азымов</text:span></text:p>
      <text:p text:style-name="P42"><text:span text:style-name="T43">Преподаватель:<text:s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С.</text:span><text:span text:style-name="T52"><text:s/></text:span><text:span text:style-name="T53">И. Тимошенко,</text:span></text:p>
      <text:p text:style-name="P54"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доц., к.</text:span><text:span text:style-name="T65"><text:s/></text:span><text:span text:style-name="T66">т.</text:span><text:span text:style-name="T67"><text:s/></text:span><text:span text:style-name="T68">н.</text:span></text:p>
      <text:p text:style-name="P69"> </text:p>
      <text:p text:style-name="P70"> </text:p>
      <text:p text:style-name="P71"> </text:p>
      <text:p text:style-name="P72"> </text:p>
      <text:p text:style-name="P73"> </text:p>
      <text:p text:style-name="P74"/>
      <text:p text:style-name="P75"> </text:p>
      <text:p text:style-name="P76"><text:span text:style-name="T77">Екатеринбург 20</text:span><text:span text:style-name="T78">17</text:span></text:p>
      <text:soft-page-break/>
      <text:p text:style-name="P79">СОДЕРЖАНИЕ</text:p>
      <text:p text:style-name="P80"> </text:p>
      <text:p text:style-name="P81"><text:span text:style-name="T82">1<text:s/></text:span><text:span text:style-name="T83">Постановка задачи</text:span></text:p>
      <text:p text:style-name="P84"><text:span text:style-name="T85">Выполнить самую простую программу на<text:s/></text:span><text:span text:style-name="T86">Java</text:span><text:span text:style-name="T87"><text:s/>“Привет, Мир!”.</text:span></text:p>
      <text:p text:style-name="P88">Выполнить приведенный ниже пример расчета гипотенузы.</text:p>
      <text:list text:style-name="LFO1" text:continue-numbering="true">
        <text:list-item>
          <text:p text:style-name="P89"><text:span text:style-name="T90">Добавить в пример метод, вычисляющий<text:s/></text:span><text:span text:style-name="T91">a</text:span><text:span text:style-name="T92">b</text:span><text:span text:style-name="T93">. Использовать для этого функции расчета натурального</text:span><text:span text:style-name="T94"><text:s/>логарифма и экспоненты (</text:span><text:span text:style-name="T95">y</text:span><text:span text:style-name="T96">=</text:span><text:span text:style-name="T97">exp</text:span><text:span text:style-name="T98">(</text:span><text:span text:style-name="T99">b</text:span><text:span text:style-name="T100">*</text:span><text:span text:style-name="T101">log</text:span><text:span text:style-name="T102">(</text:span><text:span text:style-name="T103">a</text:span><text:span text:style-name="T104">));</text:span></text:p>
        </text:list-item>
        <text:list-item>
          <text:p text:style-name="P105"><text:span text:style-name="T106">Использовать новый метод для расчета гипотенузы. Сделать вариант метода<text:s/></text:span><text:span text:style-name="T107">hyp</text:span><text:span text:style-name="T108">() с параметрами.</text:span></text:p>
        </text:list-item>
        <text:list-item>
          <text:p text:style-name="P109"><text:span text:style-name="T110">Сделать вариант вычислениея<text:s/></text:span><text:span text:style-name="T111">a</text:span><text:span text:style-name="T112">b</text:span><text:span text:style-name="T113"><text:s text:c="2"/>с помощью встроенного метода (искать в<text:s/></text:span><text:span text:style-name="T114">Math</text:span><text:span text:style-name="T115">).</text:span></text:p>
        </text:list-item>
      </text:list>
      <text:p text:style-name="P116"/>
      <text:p text:style-name="P117">2 Анализ поставленной задачи</text:p>
      <text:p text:style-name="P118"><text:span text:style-name="T119">Задача<text:s/></text:span><text:span text:style-name="T120">легкая.</text:span></text:p>
      <text:p text:style-name="Textbody"> </text:p>
      <text:p text:style-name="P121">3 Описание исходных текстов программы</text:p>
      <text:p text:style-name="Textbody"><text:span text:style-name="T122">Класс<text:s/></text:span><text:span text:style-name="T123">HelloWorld</text:span><text:span text:style-name="T124">:</text:span></text:p>
      <text:p text:style-name="P125"><text:span text:style-name="T126">package</text:span><text:span text:style-name="T127"><text:s/></text:span><text:span text:style-name="T128">lab</text:span><text:span text:style-name="T129">_1;</text:span></text:p>
      <text:p text:style-name="P130"/>
      <text:p text:style-name="P131"><text:span text:style-name="T132">class</text:span><text:span text:style-name="T133"><text:s/>HelloWorld {</text:span></text:p>
      <text:p text:style-name="P134"><text:span text:style-name="T135"><text:tab/></text:span></text:p>
      <text:p text:style-name="P136"><text:span text:style-name="T137"><text:tab/></text:span><text:span text:style-name="T138">public</text:span><text:span text:style-name="T139"><text:s/></text:span><text:span text:style-name="T140">static</text:span><text:span text:style-name="T141"><text:s/></text:span><text:span text:style-name="T142">void</text:span><text:span text:style-name="T143"><text:s/>main(String[]<text:s/></text:span><text:span text:style-name="T144">args</text:span><text:span text:style-name="T145">){</text:span></text:p>
      <text:p text:style-name="P146"><text:span text:style-name="T147"><text:tab/></text:span><text:span text:style-name="T148"><text:tab/></text:span></text:p>
      <text:p text:style-name="P149"><text:span text:style-name="T150"><text:tab/></text:span><text:span text:style-name="T151"><text:tab/>System.</text:span><text:span text:style-name="T152">out</text:span><text:span text:style-name="T153">.println(</text:span><text:span text:style-name="T154">"Hello, World!"</text:span><text:span text:style-name="T155">);</text:span></text:p>
      <text:p text:style-name="P156"><text:span text:style-name="T157"><text:tab/>}</text:span></text:p>
      <text:p text:style-name="P158"><text:span text:style-name="T159">}</text:span></text:p>
      <text:p text:style-name="P160"/>
      <text:p text:style-name="Textbody"><text:span text:style-name="T161">Класс</text:span><text:span text:style-name="T162"><text:s/>Hypotenuse:</text:span></text:p>
      <text:p text:style-name="P163"><text:span text:style-name="T164">package</text:span><text:span text:style-name="T165"><text:s/>lab_1;</text:span></text:p>
      <text:p text:style-name="P166"/>
      <text:p text:style-name="P167"><text:span text:style-name="T168">public</text:span><text:span text:style-name="T169"><text:s/></text:span><text:span text:style-name="T170">class</text:span><text:span text:style-name="T171"><text:s/>Hypotenuse {</text:span></text:p>
      <text:p text:style-name="P172"/>
      <text:p text:style-name="P173"><text:span text:style-name="T174"><text:tab/></text:span><text:span text:style-name="T175">static</text:span><text:span text:style-name="T176"><text:s/></text:span><text:span text:style-name="T177">double</text:span><text:span text:style-name="T178"><text:s/></text:span><text:span text:style-name="T179">a</text:span><text:span text:style-name="T180"><text:s/>= 10.0,<text:s/></text:span><text:span text:style-name="T181">b</text:span><text:span text:style-name="T182"><text:s/>= 4.0,<text:s/></text:span><text:span text:style-name="T183">c</text:span><text:span text:style-name="T184">;</text:span></text:p>
      <text:p text:style-name="P185"/>
      <text:p text:style-name="P186"><text:span text:style-name="T187"><text:tab/></text:span><text:span text:style-name="T188">public</text:span><text:span text:style-name="T189"><text:s/></text:span><text:span text:style-name="T190">static</text:span><text:span text:style-name="T191"><text:s/></text:span><text:span text:style-name="T192">double</text:span><text:span text:style-name="T193"><text:s/>hyp() {</text:span></text:p>
      <text:p text:style-name="P194"><text:span text:style-name="T195"><text:tab/></text:span><text:span text:style-name="T196"><text:tab/></text:span><text:span text:style-name="T197">return</text:span><text:span text:style-name="T198"><text:s/></text:span><text:span text:style-name="T199">c</text:span><text:span text:style-name="T200"><text:s/>= Math.</text:span><text:span text:style-name="T201">sqrt</text:span><text:span text:style-name="T202">(</text:span><text:span text:style-name="T203">a</text:span><text:span text:style-name="T204"><text:s/>*<text:s/></text:span><text:span text:style-name="T205">a</text:span><text:span text:style-name="T206"><text:s/>+<text:s/></text:span><text:span text:style-name="T207">b</text:span><text:span text:style-name="T208"><text:s/>*<text:s/></text:span><text:span text:style-name="T209">b</text:span><text:span text:style-name="T210">);</text:span></text:p>
      <text:p text:style-name="P211"><text:span text:style-name="T212"><text:tab/>}</text:span></text:p>
      <text:p text:style-name="P213"><text:span text:style-name="T214"><text:tab/></text:span></text:p>
      <text:p text:style-name="P215"><text:span text:style-name="T216"><text:tab/></text:span><text:span text:style-name="T217">public</text:span><text:span text:style-name="T218"><text:s/></text:span><text:span text:style-name="T219">static</text:span><text:span text:style-name="T220"><text:s/></text:span><text:span text:style-name="T221">double</text:span><text:span text:style-name="T222"><text:s/>power(</text:span><text:span text:style-name="T223">double</text:span><text:span text:style-name="T224"><text:s/></text:span><text:span text:style-name="T225">a</text:span><text:span text:style-name="T226">,<text:s/></text:span><text:span text:style-name="T227">double</text:span><text:span text:style-name="T228"><text:s/></text:span><text:span text:style-name="T229">b</text:span><text:span text:style-name="T230">)</text:span></text:p>
      <text:p text:style-name="P231"><text:span text:style-name="T232"><text:tab/>{</text:span></text:p>
      <text:p text:style-name="P233"><text:span text:style-name="T234"><text:tab/></text:span><text:span text:style-name="T235"><text:tab/></text:span><text:span text:style-name="T236">return</text:span><text:span text:style-name="T237"><text:s/>Math.</text:span><text:span text:style-name="T238">exp</text:span><text:span text:style-name="T239">(</text:span><text:span text:style-name="T240">b</text:span><text:span text:style-name="T241"><text:s/>* Math.</text:span><text:span text:style-name="T242">log</text:span><text:span text:style-name="T243">(</text:span><text:span text:style-name="T244">a</text:span><text:span text:style-name="T245">));</text:span></text:p>
      <text:p text:style-name="P246"><text:span text:style-name="T247"><text:tab/>}</text:span></text:p>
      <text:p text:style-name="P248"><text:span text:style-name="T249"><text:tab/></text:span></text:p>
      <text:soft-page-break/>
      <text:p text:style-name="P250"><text:span text:style-name="T251"><text:tab/></text:span><text:span text:style-name="T252">public</text:span><text:span text:style-name="T253"><text:s/></text:span><text:span text:style-name="T254">static</text:span><text:span text:style-name="T255"><text:s/></text:span><text:span text:style-name="T256">double</text:span><text:span text:style-name="T257"><text:s/>anotherHyp(</text:span><text:span text:style-name="T258">double</text:span><text:span text:style-name="T259"><text:s/></text:span><text:span text:style-name="T260">a</text:span><text:span text:style-name="T261">,<text:s/></text:span><text:span text:style-name="T262">double</text:span><text:span text:style-name="T263"><text:s/></text:span><text:span text:style-name="T264">b</text:span><text:span text:style-name="T265">)</text:span></text:p>
      <text:p text:style-name="P266"><text:span text:style-name="T267"><text:tab/>{</text:span></text:p>
      <text:p text:style-name="P268"><text:span text:style-name="T269"><text:tab/></text:span><text:span text:style-name="T270"><text:tab/></text:span><text:span text:style-name="T271">return</text:span><text:span text:style-name="T272"><text:s/>Math.</text:span><text:span text:style-name="T273">sqrt</text:span><text:span text:style-name="T274">(</text:span><text:span text:style-name="T275">power</text:span><text:span text:style-name="T276">(</text:span><text:span text:style-name="T277">a</text:span><text:span text:style-name="T278">, 2) +<text:s/></text:span><text:span text:style-name="T279">power</text:span><text:span text:style-name="T280">(</text:span><text:span text:style-name="T281">b</text:span><text:span text:style-name="T282">, 2));</text:span></text:p>
      <text:p text:style-name="P283"><text:span text:style-name="T284"><text:tab/>}</text:span></text:p>
      <text:p text:style-name="P285"><text:span text:style-name="T286"><text:tab/></text:span></text:p>
      <text:p text:style-name="P287"><text:span text:style-name="T288"><text:tab/></text:span><text:span text:style-name="T289">public</text:span><text:span text:style-name="T290"><text:s/></text:span><text:span text:style-name="T291">static</text:span><text:span text:style-name="T292"><text:s/></text:span><text:span text:style-name="T293">double</text:span><text:span text:style-name="T294"><text:s/>pow()</text:span></text:p>
      <text:p text:style-name="P295"><text:span text:style-name="T296"><text:tab/>{</text:span></text:p>
      <text:p text:style-name="P297"><text:span text:style-name="T298"><text:tab/></text:span><text:span text:style-name="T299"><text:tab/></text:span><text:span text:style-name="T300">return</text:span><text:span text:style-name="T301"><text:s/>Math.</text:span><text:span text:style-name="T302">pow</text:span><text:span text:style-name="T303">(</text:span><text:span text:style-name="T304">a</text:span><text:span text:style-name="T305">, <text:s/></text:span><text:span text:style-name="T306">b</text:span><text:span text:style-name="T307">);</text:span></text:p>
      <text:p text:style-name="P308"><text:span text:style-name="T309"><text:tab/>}</text:span></text:p>
      <text:p text:style-name="P310"/>
      <text:p text:style-name="P311"><text:span text:style-name="T312"><text:tab/></text:span><text:span text:style-name="T313">public</text:span><text:span text:style-name="T314"><text:s/></text:span><text:span text:style-name="T315">static</text:span><text:span text:style-name="T316"><text:s/></text:span><text:span text:style-name="T317">void</text:span><text:span text:style-name="T318"><text:s/>main(String[]<text:s/></text:span><text:span text:style-name="T319">args</text:span><text:span text:style-name="T320">) {</text:span></text:p>
      <text:p text:style-name="P321"><text:span text:style-name="T322"><text:tab/></text:span><text:span text:style-name="T323"><text:tab/>System.</text:span><text:span text:style-name="T324">out</text:span><text:span text:style-name="T325">.println(</text:span><text:span text:style-name="T326">"</text:span><text:span text:style-name="T327">Катет</text:span><text:span text:style-name="T328"><text:s/>a = "</text:span><text:span text:style-name="T329"><text:s/>+<text:s/></text:span><text:span text:style-name="T330">a</text:span><text:span text:style-name="T331">);</text:span></text:p>
      <text:p text:style-name="P332"><text:span text:style-name="T333"><text:tab/></text:span><text:span text:style-name="T334"><text:tab/>System.</text:span><text:span text:style-name="T335">out</text:span><text:span text:style-name="T336">.println(</text:span><text:span text:style-name="T337">"</text:span><text:span text:style-name="T338">Катет</text:span><text:span text:style-name="T339"><text:s/>b = "</text:span><text:span text:style-name="T340"><text:s/>+<text:s/></text:span><text:span text:style-name="T341">b</text:span><text:span text:style-name="T342">);</text:span></text:p>
      <text:p text:style-name="P343"><text:span text:style-name="T344"><text:tab/></text:span><text:span text:style-name="T345"><text:tab/>System.</text:span><text:span text:style-name="T346">out</text:span><text:span text:style-name="T347">.println(</text:span><text:span text:style-name="T348">"</text:span><text:span text:style-name="T349">Гипотенуза</text:span><text:span text:style-name="T350"><text:s/>c = "</text:span><text:span text:style-name="T351"><text:s/>+<text:s/></text:span><text:span text:style-name="T352">hyp</text:span><text:span text:style-name="T353">());</text:span></text:p>
      <text:p text:style-name="P354"><text:span text:style-name="T355"><text:tab/></text:span><text:span text:style-name="T356"><text:tab/>System.</text:span><text:span text:style-name="T357">out</text:span><text:span text:style-name="T358">.println(</text:span><text:span text:style-name="T359">power</text:span><text:span text:style-name="T360">(</text:span><text:span text:style-name="T361">a</text:span><text:span text:style-name="T362">,<text:s/></text:span><text:span text:style-name="T363">b</text:span><text:span text:style-name="T364">));</text:span><text:span text:style-name="T365"><text:tab/>}</text:span></text:p>
      <text:p text:style-name="Textbody"><text:span text:style-name="T366">}</text:span> </text:p>
      <text:p text:style-name="Textbody"/>
      <text:p text:style-name="P367">Заключение</text:p>
      <text:p text:style-name="P368"><text:span text:style-name="T369">В процессе выполнения рабораторной работы<text:s/></text:span><text:span text:style-name="T370">были написаны методы расчета гипотенузы и расчета степени числа в разных вариантах</text:span><text:span text:style-name="T371">.</text:span><text:span text:style-name="T372"><text:s/>Так же был скомпилирован и исполнен файл программы из командной строки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Обычный">
      <style:paragraph-properties style:text-autospace="none" fo:text-align="justify" style:vertical-align="auto" fo:margin-top="0.0416in" fo:text-indent="0.1944in"/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7-09-26T11:51:00Z</dc:date>
    <meta:template xlink:href="Normal" xlink:type="simple"/>
    <meta:editing-cycles>11</meta:editing-cycles>
    <meta:editing-duration>PT114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97" meta:character-count="1988" meta:row-count="14" meta:non-whitespace-character-count="1694"/>
  </office:meta>
</office:document-meta>
</file>